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5b27" officeooo:paragraph-rsid="00155b2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5b27" officeooo:paragraph-rsid="00155b2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ac16" officeooo:paragraph-rsid="0015ac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ac16" officeooo:paragraph-rsid="0015ac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c16" officeooo:paragraph-rsid="0015ac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694f6"/>
    </style:style>
    <style:style style:name="T2" style:family="text">
      <style:text-properties officeooo:rsid="00170e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ksan Nagarajah</text:p>
      <text:p text:style-name="P2">Alexy Wiciak</text:p>
      <text:p text:style-name="P2">1-1A</text:p>
      <text:p text:style-name="P1">Rapport </text:p>
      <text:p text:style-name="P1">SAE Graphes</text:p>
      <text:p text:style-name="P1"/>
      <text:p text:style-name="P4">I) Travail réalisé :</text:p>
      <text:p text:style-name="P4"/>
      <text:p text:style-name="P5">Au début de cette SAE, nous nous sommes concentrer sur la compréhension du sujet. <text:span text:style-name="T1">Ensuite, nous avons chercher à réaliser les algorithmes demandées en les partageant sur git. Nous avons fait les fonctions </text:span><text:span text:style-name="T2">de manière indépendante</text:span></text:p>
      <text:p text:style-name="P4"/>
      <text:p text:style-name="P4"/>
      <text:p text:style-name="P4"/>
      <text:p text:style-name="P4"/>
      <text:p text:style-name="P4">II) Réponses liées au sujet :</text:p>
      <text:p text:style-name="P4"/>
      <text:p text:style-name="P6">6.2) Comment exprimeriez-vous cette notion (ensemble des collaborateurs en commun) en terme de théorie des graphes?</text:p>
      <text:p text:style-name="P6"/>
      <text:p text:style-name="P6">...</text:p>
      <text:p text:style-name="P6"/>
      <text:p text:style-name="P6">Pouvez-vous donner une borne inférieure sur le temps nécessaire à l’exécution de votre</text:p>
      <text:p text:style-name="P6">fonction?</text:p>
      <text:p text:style-name="P6"/>
      <text:p text:style-name="P6">…</text:p>
      <text:p text:style-name="P6"/>
      <text:p text:style-name="P6">6.3) Étudiez ce code.</text:p>
      <text:p text:style-name="P6"/>
      <text:p text:style-name="P6">…</text:p>
      <text:p text:style-name="P6"/>
      <text:p text:style-name="P6">Reconnaissez-vous l’algorithme classique en théorie des graphes qui est au cœur de ce programme?</text:p>
      <text:p text:style-name="P6"/>
      <text:p text:style-name="P6">...</text:p>
      <text:p text:style-name="P6"/>
      <text:p text:style-name="P6">Grâce à la fonction précédente, comment pouvez-vous déterminer si un acteur se trouve à distance k d’un autre acteur?</text:p>
      <text:p text:style-name="P6"/>
      <text:p text:style-name="P6">…</text:p>
      <text:p text:style-name="P6"/>
      <text:p text:style-name="P6">Tentons maintenant de déterminer la distance entre deux acteurs. Est-ce que ré-utiliser la fonction</text:p>
      <text:p text:style-name="P6">précédente vous semble intéressant? Donnez la complexité (asymptotique) d’un tel algorithme.</text:p>
      <text:p text:style-name="P6"/>
      <text:p text:style-name="P6">...</text:p>
      <text:p text:style-name="P6"/>
      <text:p text:style-name="P6"/>
      <text:p text:style-name="P6">Comment pouvez-vous maintenant modifier la fonction qui vous a été fourni afin de trouver la distance entre deux acteurs? Donnez la complexité d’un tel algorithme.</text:p>
      <text:p text:style-name="P6"><text:soft-page-break/></text:p>
      <text:p text:style-name="P6">…</text:p>
      <text:p text:style-name="P6">6.4) Quelle notion de théorie des graphes permet de modéliser cela ?</text:p>
      <text:p text:style-name="P6"/>
      <text:p text:style-name="P6">…</text:p>
      <text:p text:style-name="P6"/>
      <text:p text:style-name="P6">6.5) Est-ce que ce nombre est bien inférieur ou égal à 6 pour le jeu de données</text:p>
      <text:p text:style-name="P6">fourni?</text:p>
      <text:p text:style-name="P4"/>
      <text:p text:style-name="P4">...</text:p>
      <text:p text:style-name="P4"/>
      <text:p text:style-name="P4"/>
      <text:p text:style-name="P4"/>
      <text:p text:style-name="P4">III) Évaluation expérimental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Solutions et points d’amélior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) Conclusi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7:53.638269579</meta:creation-date>
    <meta:generator>LibreOffice/7.3.7.2$Linux_X86_64 LibreOffice_project/30$Build-2</meta:generator>
    <dc:date>2024-05-31T11:37:34.905009720</dc:date>
    <meta:editing-duration>PT5M11S</meta:editing-duration>
    <meta:editing-cycles>2</meta:editing-cycles>
    <meta:document-statistic meta:table-count="0" meta:image-count="0" meta:object-count="0" meta:page-count="2" meta:paragraph-count="32" meta:word-count="221" meta:character-count="1380" meta:non-whitespace-character-count="1190"/>
  </office:meta>
</office:document-meta>
</file>